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635cm"/>
      <style:text-properties fo:color="#cccccc" style:font-name="Consolas" fo:font-size="13.5pt" fo:font-weight="normal" fo:background-color="#1f1f1f"/>
    </style:style>
    <style:style style:name="P2" style:family="paragraph" style:parent-style-name="Standard">
      <style:paragraph-properties style:line-height-at-least="0.635cm"/>
      <style:text-properties fo:color="#569cd6" style:font-name="Consolas" fo:font-size="13.5pt" fo:font-weight="bold" fo:background-color="#1f1f1f"/>
    </style:style>
    <style:style style:name="P3" style:family="paragraph" style:parent-style-name="Standard">
      <style:paragraph-properties style:line-height-at-least="0.635cm"/>
    </style:style>
    <style:style style:name="P4" style:family="paragraph" style:parent-style-name="Standard">
      <style:paragraph-properties style:line-height-at-least="0.635cm"/>
    </style:style>
    <style:style style:name="P5" style:family="paragraph" style:parent-style-name="Standard">
      <style:paragraph-properties style:line-height-at-least="0.635cm"/>
      <style:text-properties fo:color="#cccccc" style:font-name="Consolas" fo:font-size="13.5pt" fo:font-weight="normal" fo:background-color="#1f1f1f"/>
    </style:style>
    <style:style style:name="P6" style:family="paragraph" style:parent-style-name="Standard">
      <style:paragraph-properties style:line-height-at-least="0.635cm"/>
      <style:text-properties fo:color="#cccccc" style:font-name="Consolas" fo:font-size="13.5pt" fo:font-style="italic" fo:font-weight="normal" fo:background-color="#1f1f1f"/>
    </style:style>
    <style:style style:name="P7" style:family="paragraph" style:parent-style-name="Standard">
      <style:paragraph-properties style:line-height-at-least="0.635cm"/>
      <style:text-properties fo:color="#cccccc" fo:background-color="#1f1f1f"/>
    </style:style>
    <style:style style:name="P8" style:family="paragraph" style:parent-style-name="Standard">
      <style:paragraph-properties style:line-height-at-least="0.635cm"/>
      <style:text-properties fo:color="#569cd6" style:font-name="Consolas" fo:font-size="13.5pt" fo:font-weight="bold" fo:background-color="#1f1f1f"/>
    </style:style>
    <style:style style:name="T1" style:family="text">
      <style:text-properties fo:color="#6796e6"/>
    </style:style>
    <style:style style:name="T2" style:family="text">
      <style:text-properties fo:color="#6796e6" style:font-name="Consolas" fo:font-size="13.5pt" fo:font-weight="normal"/>
    </style:style>
    <style:style style:name="T3" style:family="text">
      <style:text-properties fo:color="#569cd6" fo:font-weight="bold"/>
    </style:style>
    <style:style style:name="T4" style:family="text">
      <style:text-properties fo:color="#569cd6" style:font-name="Consolas" fo:font-size="13.5pt" fo:font-weight="bold"/>
    </style:style>
    <style:style style:name="T5" style:family="text">
      <style:text-properties fo:color="#ce9178"/>
    </style:style>
    <style:style style:name="T6" style:family="text">
      <style:text-properties style:font-name="Consolas" fo:font-size="13.5pt" fo:font-weight="normal"/>
    </style:style>
    <style:style style:name="T7" style:family="text">
      <style:text-properties style:font-name="Consolas" fo:font-size="13.5pt" fo:font-style="italic" fo:font-weight="normal"/>
    </style:style>
    <style:style style:name="T8" style:family="text">
      <style:text-properties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# FAQ, Resolución de Problemas y Soporte Inteligente</text:p>
      <text:p text:style-name="P1">Versión del Documento: 1.1 - Enero 2026</text:p>
      <text:p text:style-name="P3"/>
      <text:p text:style-name="P2">## 1. Preguntas Frecuentes (FAQ)</text:p>
      <text:p text:style-name="P3"/>
      <text:p text:style-name="P2">### 1.1 Uso General y Tracking</text:p>
      <text:p text:style-name="P2">**P: ¿Puedo usar Tempora sin conexión a internet?**</text:p>
      <text:p text:style-name="P1"><text:span text:style-name="T3">**R:**</text:span> Sí. Tempora es <text:span text:style-name="T3">**Offline-First**</text:span>. Los timers, ediciones y creaciones de proyectos se guardan localmente en tu dispositivo (IndexedDB) y se sinzronizan automáticamente con la nube en segundo plano una vez recuperas la conexión. Es seguro trabajar en trenes o aviones. <text:span text:style-name="T8">*Advertencia: No cierres sesión (Logout) ni borres datos del navegador mientras estés offline.*</text:span></text:p>
      <text:p text:style-name="P3"/>
      <text:p text:style-name="P2">**P: Olvidé detener el timer el viernes y corrió todo el fin de semana (50+ horas). ¿Qué hago?**</text:p>
      <text:p text:style-name="P1"><text:span text:style-name="T3">**R:**</text:span> El sistema tiene detección de "Timers Zombis". Al entrar de nuevo, Tempora detectará la anomalía (&gt;12h) y lanzará un asistente de recuperación. Te permitirá:</text:p>
      <text:p text:style-name="P1"><text:span text:style-name="T1">1.</text:span>  Descartar el exceso y ajustar la hora de fin al último momento donde hubo actividad en el navegador o teclado.</text:p>
      <text:p text:style-name="P1"><text:span text:style-name="T1">2.</text:span>  Editar manualmente la hora de fin a cuando realmente terminaste (ej. Viernes 18:00).</text:p>
      <text:p text:style-name="P1"><text:span text:style-name="T1">3.</text:span>  Mantenerlo si realmente fue una jornada maratoniana.</text:p>
      <text:p text:style-name="P3"/>
      <text:p text:style-name="P2">**P: ¿Cómo maneja Tempora las zonas horarias en equipos internacionales?**</text:p>
      <text:p text:style-name="P1"><text:span text:style-name="T3">**R:**</text:span> Todos los datos se normalizan a <text:span text:style-name="T3">**UTC**</text:span> en la base de datos. Cada usuario ve los tiempos convertidos a <text:span text:style-name="T8">*su*</text:span> zona horaria local. Si Juan (España) registra una tarea a las 15:00 CET, María (México) la verá como realizada a las 08:00 CST. Esto garantiza una consistencia cronológica perfecta en los reportes globales.</text:p>
      <text:p text:style-name="P3"/>
      <text:p text:style-name="P2">### 1.2 Datos y Migración</text:p>
      <text:p text:style-name="P2">**P: Vengo de Toggl/Clockify. ¿Puedo importar mis datos?**</text:p>
      <text:p text:style-name="P1"><text:span text:style-name="T3">**R:**</text:span> Sí. En <text:span text:style-name="T5">`Configuración &gt; Importar`</text:span>, disponemos de un asistente (wizard) para subir archivos CSV exportados de otras herramientas. El sistema intentará inteligentemente mapear o crear: Clientes, Proyectos y Etiquetas basados en el archivo.</text:p>
      <text:p text:style-name="P3"><text:soft-page-break/></text:p>
      <text:p text:style-name="P2">**P: ¿Puedo exportar mis datos si decido irme?**</text:p>
      <text:p text:style-name="P1"><text:span text:style-name="T3">**R:**</text:span> Absolutamente. No creemos en el "Vendor Lock-in". Puedes exportar la totalidad de tu historial en formato JSON o CSV granular desde la sección <text:span text:style-name="T5">`Perfil &gt; Exportar Datos`</text:span>.</text:p>
      <text:p text:style-name="P3"/>
      <text:p text:style-name="P2">### 1.3 Facturación y Pagos</text:p>
      <text:p text:style-name="P2">**P: ¿Qué pasa si mi tarjeta caduca siendo usuario Premium?**</text:p>
      <text:p text:style-name="P1"><text:span text:style-name="T3">**R:**</text:span> Tienes un periodo de gracia de 7 días con funcionalidad completa. Después, la cuenta pasa a estado "Read-Only" (Lectura): podrás ver y exportar tus datos, pero no crear nuevos registros hasta actualizar el método de pago. <text:span text:style-name="T3">**Nunca**</text:span> borramos tus datos por un impago involuntario.</text:p>
      <text:p text:style-name="P3"/>
      <text:p text:style-name="P2">## 2. Asistente IA Integrado (Soporte Nivel 2)</text:p>
      <text:p text:style-name="P1">Tempora incluye un agente de IA accesible desde el chat de soporte.</text:p>
      <text:p text:style-name="P3"/>
      <text:p text:style-name="P2">### 2.1 Capacidades RAG (Retrieval-Augmented Generation)</text:p>
      <text:p text:style-name="P1">El bot no solo responde preguntas genéricas ("¿Cómo cambio mi contraseña?"); tiene acceso de lectura seguro a <text:span text:style-name="T8">*tus*</text:span> metadatos de uso (sin ver contenido sensible) para responder preguntas contextuales:</text:p>
      <text:p text:style-name="P1"><text:span text:style-name="T1">*</text:span>   <text:span text:style-name="T8">*"¿Cuánto tiempo dediqué al Cliente X el mes pasado?"*</text:span> -&gt; La IA consulta tus reportes y te da la cifra exacta.</text:p>
      <text:p text:style-name="P1"><text:span text:style-name="T1">*</text:span>   <text:span text:style-name="T8">*"No recuerdo en qué estuve trabajando el martes por la tarde"*</text:span> -&gt; La IA revisa tu log de actividad y te hace un resumen.</text:p>
      <text:p text:style-name="P1"><text:span text:style-name="T1">*</text:span>   <text:span text:style-name="T8">*"Ayúdame a redactar una descripción para esta factura"*</text:span> -&gt; Genera textos profesionales basados en las tareas realizadas.</text:p>
      <text:p text:style-name="P3"/>
      <text:p text:style-name="P2">### 2.2 Privacidad de la IA</text:p>
      <text:p text:style-name="P1"><text:span text:style-name="T1">*</text:span>   Tus datos de tiempo <text:span text:style-name="T3">**NO**</text:span> se usan para entrenar modelos públicos.</text:p>
      <text:p text:style-name="P1"><text:span text:style-name="T1">*</text:span>   El contexto se inyecta efímeramente solo durante tu conversación y se borra posteriormente.</text:p>
      <text:p text:style-name="P3"/>
      <text:p text:style-name="P2">## 3. Canales de Soporte Humano</text:p>
      <text:p text:style-name="P1">Si la IA no puede resolverlo, nuestro equipo está disponible:</text:p>
      <text:p text:style-name="P1"><text:span text:style-name="T1">*</text:span>   <text:span text:style-name="T3">**Chat en Vivo:**</text:span> Escalado a agente humano (Horario <text:soft-page-break/>comercial CET).</text:p>
      <text:p text:style-name="P1"><text:span text:style-name="T1">*</text:span>   <text:span text:style-name="T3">**Email Prioritario:**</text:span> <text:span text:style-name="T5">`soporte@tempora.app`</text:span> (Respuesta &lt; 4h para planes Premium).</text:p>
      <text:p text:style-name="P1"><text:span text:style-name="T1">*</text:span>   <text:span text:style-name="T3">**Feature Requests:**</text:span> Portal público de roadmap donde puedes votar por nuevas funcionalidades.</text:p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3M57S</meta:editing-duration>
    <meta:editing-cycles>5</meta:editing-cycles>
    <meta:generator>OpenOffice/4.1.15$Win32 OpenOffice.org_project/4115m2$Build-9813</meta:generator>
    <dc:date>2026-01-27T12:19:16.52</dc:date>
    <dc:creator>Serquin Unknow</dc:creator>
    <meta:document-statistic meta:table-count="0" meta:image-count="0" meta:object-count="0" meta:page-count="3" meta:paragraph-count="36" meta:word-count="583" meta:character-count="3682"/>
    <meta:user-defined meta:name="Info 1"/>
    <meta:user-defined meta:name="Info 2"/>
    <meta:user-defined meta:name="Info 3"/>
    <meta:user-defined meta:name="Info 4"/>
  </office:meta>
</office:document-meta>
</file>